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4.676cm"/>
    </style:style>
    <style:style style:name="pr2" style:family="presentation" style:parent-style-name="Default-outline1">
      <style:graphic-properties fo:min-height="18.22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layer="layout" svg:width="19.685cm" svg:height="5.209cm" svg:x="0.635cm" svg:y="0.635cm" presentation:class="title" presentation:user-transformed="true">
          <draw:text-box>
            <text:p>Biostars.org: a questions/answers site for bioinformaticians</text:p>
          </draw:text-box>
        </draw:frame>
        <draw:frame presentation:style-name="pr2" draw:layer="layout" svg:width="9.222cm" svg:height="8.433cm" svg:x="1.05cm" svg:y="10.852cm" presentation:class="outline" presentation:user-transformed="true">
          <draw:text-box>
            <text:p>For bioinformatics Geeks</text:p>
            <text:p><text:span text:style-name="T1">The StackOverflow system has attracted thousands of geeks of programming in a few years. The same system will attract smart bioinformaticians </text:span></text:p>
          </draw:text-box>
        </draw:frame>
        <draw:frame presentation:style-name="pr2" draw:layer="layout" svg:width="9.222cm" svg:height="8.433cm" svg:x="10.734cm" svg:y="10.852cm" presentation:class="outline" presentation:user-transformed="true">
          <draw:text-box>
            <text:p>For bioinformatics Users</text:p>
            <text:p><text:span text:style-name="T1">The best way to learn on programming is to learn how to ask and where you can look for examples to follow. You will find lot of these on biostar. </text:span></text:p>
          </draw:text-box>
        </draw:frame>
        <draw:frame presentation:style-name="pr2" draw:layer="layout" svg:width="17.78cm" svg:height="6.114cm" svg:x="1.905cm" svg:y="5.951cm" presentation:class="outline" presentation:user-transformed="true">
          <draw:text-box>
            <text:p>It is time for the bioinformatics community to have a common place where to discuss and solve problems!! Biostar is a website where bioinformaticians can ask and answer very technical questions on their field of specialization. </text:p>
          </draw:text-box>
        </draw:frame>
        <draw:frame presentation:style-name="pr2" draw:layer="layout" svg:width="17.417cm" svg:height="7.045cm" svg:x="1.633cm" svg:y="19.755cm" presentation:class="outline" presentation:user-transformed="true">
          <draw:text-box>
            <text:p>FAQs on Biostar</text:p>
            <text:list text:style-name="L2">
              <text:list-item>
                <text:p><text:span text:style-name="T1">Who owns it?</text:span></text:p>
              </text:list-item>
            </text:list>
            <text:p><text:span text:style-name="T2">Biostars is a community-based website. The people who provide the better answers and respect more the netiquette are given access to the moderation tools, so anyone can be come a moderator if the other users support him.</text:span></text:p>
            <text:list text:continue-numbering="true" text:style-name="L2">
              <text:list-item>
                <text:p><text:span text:style-name="T1">Who finances it?</text:span></text:p>
              </text:list-item>
            </text:list>
            <text:p><text:span text:style-name="T2">The university of 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5.285cm" svg:height="7.047cm" svg:x="3.004cm" svg:y="2.397cm" draw:page-number="1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8.47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iovanni Dall'Olio</meta:initial-creator>
    <meta:creation-date>2010-07-06T16:49:33</meta:creation-date>
    <meta:editing-duration>PT00H32M16S</meta:editing-duration>
    <meta:editing-cycles>29</meta:editing-cycles>
    <dc:date>2010-07-06T17:21:47</dc:date>
    <dc:creator>Giovanni Dall'Olio</dc:creator>
    <meta:generator>OpenOffice.org/3.2$Linux OpenOffice.org_project/320m12$Build-9483</meta:generator>
    <meta:document-statistic meta:object-count="28"/>
  </office:meta>
</office:document-meta>
</file>